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https://www.youtube.com/watch?v=CnFB4FWGJHs</text:p>
      <text:p text:style-name="Preformatted_20_Text">https://www.youtube.com/watch?v=YNSIdWgM3-M</text:p>
      <text:p text:style-name="Preformatted_20_Text"/>
      <text:p text:style-name="Preformatted_20_Text"/>
      <text:p text:style-name="Preformatted_20_Text">https://www.youtube.com/watch?v=FDHHzvHH8MA <text:s/>lA DAMA GRIS</text:p>
      <text:p text:style-name="Preformatted_20_Text">palomear rotos</text:p>
      <text:p text:style-name="Preformatted_20_Text">https://www.youtube.com/watch?v=CK8MNlWu0to</text:p>
      <text:p text:style-name="Preformatted_20_Text"/>
      <text:p text:style-name="Preformatted_20_Text">alfonsina</text:p>
      <text:p text:style-name="Preformatted_20_Text">https://www.youtube.com/watch?v=COF-Lyc-HJk</text:p>
      <text:p text:style-name="Preformatted_20_Text"/>
      <text:p text:style-name="Preformatted_20_Text">http://www.chilevision.cl/ecos_del_desierto</text:p>
      <text:p text:style-name="Preformatted_20_Text"/>
      <text:p text:style-name="Preformatted_20_Text"><text:s/>60.498</text:p>
      <text:p text:style-name="Preformatted_20_Text"><text:s/>31.000</text:p>
      <text:p text:style-name="Preformatted_20_Text">29.498 /2=14.749==&gt;14.700aa</text:p>
      <text:p text:style-name="Preformatted_20_Text"/>
      <text:p text:style-name="Preformatted_20_Text"/>
      <text:p text:style-name="Preformatted_20_Text">methodchannels <text:s/>flutter</text:p>
      <text:p text:style-name="Preformatted_20_Text"/>
      <text:p text:style-name="Preformatted_20_Text"/>
      <text:p text:style-name="Preformatted_20_Text">https://www.udacity.com/course/build-native-mobile-apps-with-flutter--ud905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ttps://www.sketchapp.com/</text:p>
      <text:p text:style-name="Preformatted_20_Text"/>
      <text:p text:style-name="Preformatted_20_Text"/>
      <text:p text:style-name="Preformatted_20_Text">Hola buenas tardes mi nombre Veronica pido permiso para ofrecer Servicios de retiro de cosas que ya NO utilice en su hogar ojal� en buen estado. Por ejem. muebles artefactos de cocina electrodom�sticos chicherias juguetes ropa, de cama ropa etc. +569-73267798 o 32712819. Gracias</text:p>
      <text:p text:style-name="Preformatted_20_Text"/>
      <text:p text:style-name="Preformatted_20_Text">https://www.mujeres-ucrania.com/NaturalPassion.html</text:p>
      <text:p text:style-name="Preformatted_20_Text"/>
      <text:p text:style-name="Preformatted_20_Text"/>
      <text:p text:style-name="Preformatted_20_Text">https://www.youtube.com/watch?v=LU0GOE8XXPU</text:p>
      <text:p text:style-name="Preformatted_20_Text"/>
      <text:p text:style-name="Preformatted_20_Text"/>
      <text:p text:style-name="Preformatted_20_Text">CANAL3 LA VICTORIA</text:p>
      <text:p text:style-name="Preformatted_20_Text">aa</text:p>
      <text:p text:style-name="Preformatted_20_Text"/>
      <text:p text:style-name="Preformatted_20_Text">harlas cientoficas</text:p>
      <text:p text:style-name="Preformatted_20_Text">https://www.youtube.com/playlist?list=PL83y3QEBLvcWAXdUB1_blaKE9Er4tMmvf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3-01T15:16:37</dc:date>
    <dc:creator>Máximo Meza</dc:creator>
    <meta:generator>OpenOffice/4.1.6$Unix OpenOffice.org_project/416m1$Build-9790</meta:generator>
    <meta:editing-duration>PT3H13M25S</meta:editing-duration>
    <meta:editing-cycles>11</meta:editing-cycles>
    <meta:document-statistic meta:table-count="0" meta:image-count="0" meta:object-count="0" meta:page-count="1" meta:paragraph-count="21" meta:word-count="74" meta:character-count="943"/>
  </office:meta>
</office:document-meta>
</file>